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109in"/>
    </style:style>
    <style:style style:name="Table1.B" style:family="table-column">
      <style:table-column-properties style:column-width="2.6597in"/>
    </style:style>
    <style:style style:name="Table1.C" style:family="table-column">
      <style:table-column-properties style:column-width="3.1563in"/>
    </style:style>
    <style:style style:name="Table1.A1" style:family="table-cell">
      <style:table-cell-properties style:vertical-align="middle" fo:padding="0.0194in" fo:border="none"/>
    </style:style>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margin-left="0.4925in" fo:margin-right="0in" fo:text-indent="0in" style:auto-text-indent="false"/>
      <style:text-properties fo:font-size="8pt" fo:background-color="#dddddd" style:font-size-asian="8pt" style:font-size-complex="8pt"/>
    </style:style>
    <style:style style:name="P3" style:family="paragraph" style:parent-style-name="Heading">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1">
      <style:paragraph-properties fo:margin-top="0in" fo:margin-bottom="0in"/>
    </style:style>
    <style:style style:name="P31" style:family="paragraph" style:parent-style-name="Text_20_body" style:list-style-name="L2">
      <style:paragraph-properties fo:margin-top="0in" fo:margin-bottom="0in"/>
    </style:style>
    <style:style style:name="P32" style:family="paragraph" style:parent-style-name="Text_20_body" style:list-style-name="L3">
      <style:paragraph-properties fo:margin-top="0in" fo:margin-bottom="0in"/>
    </style:style>
    <style:style style:name="P33" style:family="paragraph" style:parent-style-name="Text_20_body" style:list-style-name="L4">
      <style:paragraph-properties fo:margin-top="0in" fo:margin-bottom="0in"/>
    </style:style>
    <style:style style:name="P34" style:family="paragraph" style:parent-style-name="Text_20_body" style:list-style-name="L5">
      <style:paragraph-properties fo:margin-top="0in" fo:margin-bottom="0in"/>
    </style:style>
    <style:style style:name="P35" style:family="paragraph" style:parent-style-name="Text_20_body" style:list-style-name="L6">
      <style:paragraph-properties fo:margin-top="0in" fo:margin-bottom="0in"/>
    </style:style>
    <style:style style:name="P36" style:family="paragraph" style:parent-style-name="Text_20_body" style:list-style-name="L7">
      <style:paragraph-properties fo:margin-top="0in" fo:margin-bottom="0in"/>
    </style:style>
    <style:style style:name="P37" style:family="paragraph" style:parent-style-name="Text_20_body" style:list-style-name="L8">
      <style:paragraph-properties fo:margin-top="0in" fo:margin-bottom="0in"/>
    </style:style>
    <style:style style:name="P38" style:family="paragraph" style:parent-style-name="Text_20_body" style:list-style-name="L9">
      <style:paragraph-properties fo:margin-top="0in" fo:margin-bottom="0in"/>
    </style:style>
    <style:style style:name="P39" style:family="paragraph" style:parent-style-name="Text_20_body" style:list-style-name="L10">
      <style:paragraph-properties fo:margin-top="0in" fo:margin-bottom="0in"/>
    </style:style>
    <style:style style:name="P40" style:family="paragraph" style:parent-style-name="Text_20_body" style:list-style-name="L11">
      <style:paragraph-properties fo:margin-top="0in" fo:margin-bottom="0in"/>
    </style:style>
    <style:style style:name="P41" style:family="paragraph" style:parent-style-name="Text_20_body" style:list-style-name="L12">
      <style:paragraph-properties fo:margin-top="0in" fo:margin-bottom="0in"/>
    </style:style>
    <style:style style:name="P42" style:family="paragraph" style:parent-style-name="Text_20_body" style:list-style-name="L14">
      <style:paragraph-properties fo:margin-top="0in" fo:margin-bottom="0in"/>
    </style:style>
    <style:style style:name="P43" style:family="paragraph" style:parent-style-name="Text_20_body" style:list-style-name="L16">
      <style:paragraph-properties fo:margin-top="0in" fo:margin-bottom="0in"/>
    </style:style>
    <style:style style:name="P44" style:family="paragraph" style:parent-style-name="Text_20_body" style:list-style-name="L17">
      <style:paragraph-properties fo:margin-top="0in" fo:margin-bottom="0in"/>
    </style:style>
    <style:style style:name="P45" style:family="paragraph" style:parent-style-name="Text_20_body" style:list-style-name="L18">
      <style:paragraph-properties fo:margin-top="0in" fo:margin-bottom="0in"/>
    </style:style>
    <style:style style:name="P46" style:family="paragraph" style:parent-style-name="Text_20_body" style:list-style-name="L19">
      <style:paragraph-properties fo:margin-top="0in" fo:margin-bottom="0in"/>
    </style:style>
    <style:style style:name="P47" style:family="paragraph" style:parent-style-name="Text_20_body" style:list-style-name="L20">
      <style:paragraph-properties fo:margin-top="0in" fo:margin-bottom="0in"/>
    </style:style>
    <style:style style:name="P48" style:family="paragraph" style:parent-style-name="Text_20_body" style:list-style-name="L21">
      <style:paragraph-properties fo:margin-top="0in" fo:margin-bottom="0in"/>
    </style:style>
    <style:style style:name="P49" style:family="paragraph" style:parent-style-name="Text_20_body" style:list-style-name="L22">
      <style:paragraph-properties fo:margin-top="0in" fo:margin-bottom="0in"/>
    </style:style>
    <style:style style:name="P50" style:family="paragraph" style:parent-style-name="Text_20_body" style:list-style-name="L23">
      <style:paragraph-properties fo:margin-top="0in" fo:margin-bottom="0in"/>
    </style:style>
    <style:style style:name="P51" style:family="paragraph" style:parent-style-name="Text_20_body" style:list-style-name="L24">
      <style:paragraph-properties fo:margin-top="0in" fo:margin-bottom="0in"/>
    </style:style>
    <style:style style:name="P52" style:family="paragraph" style:parent-style-name="Text_20_body" style:list-style-name="L25">
      <style:paragraph-properties fo:margin-top="0in" fo:margin-bottom="0in"/>
    </style:style>
    <style:style style:name="P53" style:family="paragraph" style:parent-style-name="Text_20_body" style:list-style-name="L26">
      <style:paragraph-properties fo:margin-top="0in" fo:margin-bottom="0in"/>
    </style:style>
    <style:style style:name="P54" style:family="paragraph" style:parent-style-name="Preformatted_20_Text">
      <style:paragraph-properties style:writing-mode="lr-tb"/>
    </style:style>
    <style:style style:name="P55" style:family="paragraph" style:parent-style-name="Preformatted_20_Text">
      <style:paragraph-properties style:writing-mode="lr-tb"/>
      <style:text-properties fo:font-size="8pt" style:font-size-asian="8pt" style:font-size-complex="8pt"/>
    </style:style>
    <style:style style:name="P56" style:family="paragraph" style:parent-style-name="Preformatted_20_Text">
      <style:paragraph-properties fo:margin-top="0in" fo:margin-bottom="0.1965in" style:writing-mode="lr-tb"/>
    </style:style>
    <style:style style:name="P57" style:family="paragraph" style:parent-style-name="Preformatted_20_Text">
      <style:paragraph-properties fo:margin-left="0.4925in" fo:margin-right="0in" fo:text-indent="0in" style:auto-text-indent="false" style:writing-mode="lr-tb"/>
    </style:style>
    <style:style style:name="P58" style:family="paragraph" style:parent-style-name="Preformatted_20_Text">
      <style:paragraph-properties fo:margin-left="0.4925in" fo:margin-right="0in" fo:text-indent="0in" style:auto-text-indent="false" style:writing-mode="lr-tb"/>
      <style:text-properties fo:font-size="8pt" fo:background-color="#dddddd" style:font-size-asian="8pt" style:font-size-complex="8pt"/>
    </style:style>
    <style:style style:name="P59" style:family="paragraph" style:parent-style-name="Preformatted_20_Text">
      <style:paragraph-properties fo:margin-left="0.4925in" fo:margin-right="0in" fo:margin-top="0in" fo:margin-bottom="0.1965in" fo:text-indent="0in" style:auto-text-indent="false" style:writing-mode="lr-tb"/>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fo:background-color="#dddddd" style:font-size-asian="8pt" style:font-size-complex="8pt"/>
    </style:style>
    <style:style style:name="T3" style:family="text">
      <style:text-properties fo:font-size="20pt" style:font-size-asian="20pt" style:font-size-complex="2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3">Steps for Text Preprocessing in Data Science &amp; Machine Learning</text:span></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Steps for Text Preprocessing in Data Science &amp; Machine Learning<text:tab/>2</text:p>
          <text:p text:style-name="P1">1. Tokenization<text:tab/>2</text:p>
          <text:p text:style-name="P1">2. Part of Speech (POS) Tagging<text:tab/>2</text:p>
          <text:p text:style-name="P1">3. Stop Words Removal<text:tab/>2</text:p>
          <text:p text:style-name="P1">4. Stemming<text:tab/>2</text:p>
          <text:p text:style-name="P1">5. Lemmatization<text:tab/>3</text:p>
          <text:p text:style-name="P1">6. Named Entity Recognition (NER)<text:tab/>3</text:p>
          <text:p text:style-name="P1">7. Word Sense Disambiguation (WSD)<text:tab/>3</text:p>
          <text:p text:style-name="P1">Conclusion<text:tab/>3</text:p>
          <text:p text:style-name="P1">Difference Between Stemming and Lemmatization<text:tab/>3</text:p>
          <text:p text:style-name="P1">Example in Python<text:tab/>4</text:p>
          <text:p text:style-name="P1">Which One Should You Use?<text:tab/>4</text:p>
          <text:p text:style-name="P1">What is Named Entity Recognition (NER)?<text:tab/>4</text:p>
          <text:p text:style-name="P1">Types of Named Entities (NER Categories) in the Image<text:tab/>4</text:p>
          <text:p text:style-name="P1">Why is NER Important?<text:tab/>5</text:p>
          <text:p text:style-name="P1">What is WSD (Word Sense Disambiguation)?<text:tab/>5</text:p>
          <text:p text:style-name="P1">Why is WSD Important?<text:tab/>5</text:p>
          <text:p text:style-name="P1">Example from the Image<text:tab/>5</text:p>
          <text:p text:style-name="P1">How is WSD Performed?<text:tab/>6</text:p>
          <text:p text:style-name="P1">Python Example using NLTK<text:tab/>6</text:p>
          <text:p text:style-name="P1">Summary of Text Preprocessing Steps in NLP ?<text:tab/>6</text:p>
          <text:p text:style-name="P1">1. Tokenization ✂️<text:tab/>6</text:p>
          <text:p text:style-name="P1">2. Part of Speech (POS) Tagging ?￯ﾸﾏ<text:tab/>6</text:p>
          <text:p text:style-name="P1">3. Stop Words Removal ?<text:tab/>7</text:p>
          <text:p text:style-name="P1">4. Stemming ?<text:tab/>7</text:p>
          <text:p text:style-name="P1">5. Lemmatization ?<text:tab/>7</text:p>
          <text:p text:style-name="P1">6. Named Entity Recognition (NER) ?￰ﾟﾌﾎ?<text:tab/>7</text:p>
          <text:p text:style-name="P1">7. Word Sense Disambiguation (WSD) ?<text:tab/>7</text:p>
          <text:p text:style-name="P1">Final Thoughts ?<text:tab/>8</text:p>
          <text:p text:style-name="P1">How This Code Works:<text:tab/>9</text:p>
          <text:p text:style-name="P60">Who Uses These Features?<text:tab/>9</text:p>
          <text:p text:style-name="P1">1️⃣ Tokenization (Mandatory)<text:tab/>9</text:p>
          <text:p text:style-name="P1">2️⃣ POS Tagging (Optional, but Important)<text:tab/>9</text:p>
          <text:p text:style-name="P1">3️⃣ Stop Words Removal (Optional)<text:tab/>9</text:p>
          <text:p text:style-name="P1">4️⃣ Stemming &amp; Lemmatization (Either One, Not Both)<text:tab/>10</text:p>
          <text:p text:style-name="P1">5️⃣ Named Entity Recognition (NER) (Context-Sensitive Task)<text:tab/>10</text:p>
          <text:p text:style-name="P1">6️⃣ Word Sense Disambiguation (WSD) (Context-Sensitive Task)<text:tab/>10</text:p>
          <text:p text:style-name="P60">How These Steps Work Together<text:tab/>10</text:p>
          <text:p text:style-name="P1">So, What’s the Best Pipeline?<text:tab/>10</text:p>
        </text:index-body>
      </text:table-of-content>
      <text:p text:style-name="Standard"/>
      <text:h text:style-name="Heading_20_3" text:outline-level="3"><text:soft-page-break/><text:span text:style-name="Strong_20_Emphasis">Steps for Text Preprocessing in Data Science &amp; Machine Learning</text:span></text:h>
      <text:p text:style-name="Text_20_body">Text preprocessing is a crucial step in Natural Language Processing (NLP) and Machine Learning (ML). It involves transforming raw text into a clean and structured format suitable for modeling. Below are the key steps involved in text preprocessing:</text:p>
      <text:p text:style-name="Standard"/>
      <text:h text:style-name="Heading_20_3" text:outline-level="3"><text:span text:style-name="Strong_20_Emphasis">1. Tokenization</text:span></text:h>
      <text:p text:style-name="Text_20_body"><text:span text:style-name="Strong_20_Emphasis">Definition:</text:span> Tokenization is the process of breaking down text into smaller units called tokens. Tokens can be words, sentences, or even subwords.</text:p>
      <text:p text:style-name="Text_20_body"><text:span text:style-name="Strong_20_Emphasis">Example:</text:span></text:p>
      <text:list xml:id="list6644617226878530941" text:style-name="L1">
        <text:list-item>
          <text:p text:style-name="P30">Input: <text:span text:style-name="Source_20_Text">"Machine learning is powerful!"</text:span></text:p>
        </text:list-item>
        <text:list-item>
          <text:p text:style-name="P30">Word Tokenization: <text:span text:style-name="Source_20_Text">["Machine", "learning", "is", "powerful", "!"]</text:span></text:p>
        </text:list-item>
        <text:list-item>
          <text:p text:style-name="P4">Sentence Tokenization: <text:span text:style-name="Source_20_Text">["Machine learning is powerful!"]</text:span></text:p>
        </text:list-item>
      </text:list>
      <text:p text:style-name="Text_20_body"><text:span text:style-name="Strong_20_Emphasis">Usage:</text:span> Helps in further analysis, feature extraction, and model input preparation.</text:p>
      <text:h text:style-name="Heading_20_3" text:outline-level="3"><text:span text:style-name="Strong_20_Emphasis">2. Part of Speech (POS) Tagging</text:span></text:h>
      <text:p text:style-name="Text_20_body"><text:span text:style-name="Strong_20_Emphasis">Definition:</text:span> Assigning parts of speech (e.g., noun, verb, adjective) to each word in a sentence.</text:p>
      <text:p text:style-name="Text_20_body"><text:span text:style-name="Strong_20_Emphasis">Example:</text:span></text:p>
      <text:list xml:id="list8143619048248581637" text:style-name="L2">
        <text:list-item>
          <text:p text:style-name="P31">Input: <text:span text:style-name="Source_20_Text">"The cat sits on the mat."</text:span></text:p>
        </text:list-item>
        <text:list-item>
          <text:p text:style-name="P5">POS Tags: <text:span text:style-name="Source_20_Text">[("The", DT), ("cat", NN), ("sits", VBZ), ("on", IN), ("the", DT), ("mat", NN)]</text:span></text:p>
        </text:list-item>
      </text:list>
      <text:p text:style-name="Text_20_body"><text:span text:style-name="Strong_20_Emphasis">Usage:</text:span> Useful for syntactic analysis, sentiment analysis, and feature extraction.</text:p>
      <text:h text:style-name="Heading_20_3" text:outline-level="3"><text:span text:style-name="Strong_20_Emphasis">3. Stop Words Removal</text:span></text:h>
      <text:p text:style-name="Text_20_body"><text:span text:style-name="Strong_20_Emphasis">Definition:</text:span> Removing commonly used words (e.g., "is", "the", "and") that do not add much value to the analysis.</text:p>
      <text:p text:style-name="Text_20_body"><text:span text:style-name="Strong_20_Emphasis">Example:</text:span></text:p>
      <text:list xml:id="list8379573201119535426" text:style-name="L3">
        <text:list-item>
          <text:p text:style-name="P32">Input: <text:span text:style-name="Source_20_Text">"The quick brown fox jumps over the lazy dog."</text:span></text:p>
        </text:list-item>
        <text:list-item>
          <text:p text:style-name="P6">Without Stop Words: <text:span text:style-name="Source_20_Text">["quick", "brown", "fox", "jumps", "lazy", "dog"]</text:span></text:p>
        </text:list-item>
      </text:list>
      <text:p text:style-name="Text_20_body"><text:span text:style-name="Strong_20_Emphasis">Usage:</text:span> Helps in reducing noise and improving model efficiency.</text:p>
      <text:h text:style-name="Heading_20_3" text:outline-level="3"><text:span text:style-name="Strong_20_Emphasis">4. Stemming</text:span></text:h>
      <text:p text:style-name="Text_20_body"><text:span text:style-name="Strong_20_Emphasis">Definition:</text:span> Reducing words to their root form by chopping off suffixes.</text:p>
      <text:p text:style-name="Text_20_body"><text:span text:style-name="Strong_20_Emphasis">Example:</text:span></text:p>
      <text:list xml:id="list583898791309526770" text:style-name="L4">
        <text:list-item>
          <text:p text:style-name="P33">Input: <text:span text:style-name="Source_20_Text">["running", "runs", "ran"]</text:span></text:p>
        </text:list-item>
        <text:list-item>
          <text:p text:style-name="P7">Stemmed Words: <text:span text:style-name="Source_20_Text">["run", "run", "ran"]</text:span></text:p>
        </text:list-item>
      </text:list>
      <text:p text:style-name="Text_20_body"><text:span text:style-name="Strong_20_Emphasis">Usage:</text:span> Reduces words to their base form for better text representation, but may not always yield actual words.</text:p>
      <text:h text:style-name="Heading_20_3" text:outline-level="3"><text:soft-page-break/><text:span text:style-name="Strong_20_Emphasis">5. Lemmatization</text:span></text:h>
      <text:p text:style-name="Text_20_body"><text:span text:style-name="Strong_20_Emphasis">Definition:</text:span> Similar to stemming but ensures that the root word is a valid word (uses vocabulary and morphological analysis).</text:p>
      <text:p text:style-name="Text_20_body"><text:span text:style-name="Strong_20_Emphasis">Example:</text:span></text:p>
      <text:list xml:id="list7085353844033105832" text:style-name="L5">
        <text:list-item>
          <text:p text:style-name="P34">Input: <text:span text:style-name="Source_20_Text">["running", "flies", "better"]</text:span></text:p>
        </text:list-item>
        <text:list-item>
          <text:p text:style-name="P8">Lemmatized Words: <text:span text:style-name="Source_20_Text">["run", "fly", "good"]</text:span></text:p>
        </text:list-item>
      </text:list>
      <text:p text:style-name="Text_20_body"><text:span text:style-name="Strong_20_Emphasis">Usage:</text:span> Provides more accurate word representations compared to stemming.</text:p>
      <text:h text:style-name="Heading_20_3" text:outline-level="3"><text:span text:style-name="Strong_20_Emphasis">6. Named Entity Recognition (NER)</text:span></text:h>
      <text:p text:style-name="Text_20_body"><text:span text:style-name="Strong_20_Emphasis">Definition:</text:span> Identifying and classifying proper names in text such as names of people, places, organizations, etc.</text:p>
      <text:p text:style-name="Text_20_body"><text:span text:style-name="Strong_20_Emphasis">Example:</text:span></text:p>
      <text:list xml:id="list411163667351224733" text:style-name="L6">
        <text:list-item>
          <text:p text:style-name="P35">Input: <text:span text:style-name="Source_20_Text">"Apple Inc. is based in California."</text:span></text:p>
        </text:list-item>
        <text:list-item>
          <text:p text:style-name="P9">Output: <text:span text:style-name="Source_20_Text">[("Apple Inc.", ORG), ("California", LOC)]</text:span></text:p>
        </text:list-item>
      </text:list>
      <text:p text:style-name="Text_20_body"><text:span text:style-name="Strong_20_Emphasis">Usage:</text:span> Helps in extracting useful information from text.</text:p>
      <text:h text:style-name="Heading_20_3" text:outline-level="3"><text:span text:style-name="Strong_20_Emphasis">7. Word Sense Disambiguation (WSD)</text:span></text:h>
      <text:p text:style-name="Text_20_body"><text:span text:style-name="Strong_20_Emphasis">Definition:</text:span> Determining the correct meaning of a word based on context.</text:p>
      <text:p text:style-name="Text_20_body"><text:span text:style-name="Strong_20_Emphasis">Example:</text:span></text:p>
      <text:list xml:id="list6307209615161586635" text:style-name="L7">
        <text:list-item>
          <text:p text:style-name="P36"><text:span text:style-name="Source_20_Text">"I went to the bank to withdraw money."</text:span> (Bank = Financial Institution)</text:p>
        </text:list-item>
        <text:list-item>
          <text:p text:style-name="P10"><text:span text:style-name="Source_20_Text">"The river bank is full of trees."</text:span> (Bank = Riverbank)</text:p>
        </text:list-item>
      </text:list>
      <text:p text:style-name="Text_20_body"><text:span text:style-name="Strong_20_Emphasis">Usage:</text:span> Helps in accurate text understanding and machine translation.</text:p>
      <text:h text:style-name="Heading_20_3" text:outline-level="3"><text:span text:style-name="Strong_20_Emphasis">Conclusion</text:span></text:h>
      <text:p text:style-name="Text_20_body">These preprocessing steps are essential in NLP and ML to clean and prepare text for further analysis, improving model performance. Libraries like <text:span text:style-name="Strong_20_Emphasis">NLTK, SpaCy, and TextBlob</text:span> provide easy-to-use functions for performing these steps efficiently.</text:p>
      <text:p text:style-name="Standard"/>
      <text:h text:style-name="Heading_20_3" text:outline-level="3"><text:span text:style-name="Strong_20_Emphasis">Difference Between Stemming and Lemmatization</text:span></text:h>
      <text:p text:style-name="Text_20_body">Both <text:span text:style-name="Strong_20_Emphasis">stemming</text:span> and <text:span text:style-name="Strong_20_Emphasis">lemmatization</text:span> are text normalization techniques used in <text:span text:style-name="Strong_20_Emphasis">Natural Language Processing (NLP)</text:span> to reduce words to their base or root form. However, they differ in their approach and accurac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text:span text:style-name="Strong_20_Emphasis">Stemming</text:span></text:p>
            </table:table-cell>
            <table:table-cell table:style-name="Table1.A1" office:value-type="string">
              <text:p text:style-name="Table_20_Heading"><text:span text:style-name="Strong_20_Emphasis">Lemmatization</text:span></text:p>
            </table:table-cell>
          </table:table-row>
        </table:table-header-rows>
        <table:table-row>
          <table:table-cell table:style-name="Table1.A1" office:value-type="string">
            <text:p text:style-name="Table_20_Contents"><text:span text:style-name="Strong_20_Emphasis">Definition</text:span></text:p>
          </table:table-cell>
          <table:table-cell table:style-name="Table1.A1" office:value-type="string">
            <text:p text:style-name="Table_20_Contents">Reduces words to their root by chopping off suffixes.</text:p>
          </table:table-cell>
          <table:table-cell table:style-name="Table1.A1" office:value-type="string">
            <text:p text:style-name="Table_20_Contents">Reduces words to their base form using vocabulary and grammar.</text:p>
          </table:table-cell>
        </table:table-row>
        <table:table-row>
          <table:table-cell table:style-name="Table1.A1" office:value-type="string">
            <text:p text:style-name="Table_20_Contents"><text:span text:style-name="Strong_20_Emphasis">Methodology</text:span></text:p>
          </table:table-cell>
          <table:table-cell table:style-name="Table1.A1" office:value-type="string">
            <text:p text:style-name="Table_20_Contents">Uses <text:span text:style-name="Strong_20_Emphasis">heuristic rules</text:span> (e.g., removing common suffixes like -ing, -ed, -s).</text:p>
          </table:table-cell>
          <table:table-cell table:style-name="Table1.A1" office:value-type="string">
            <text:p text:style-name="Table_20_Contents">Uses a <text:span text:style-name="Strong_20_Emphasis">dictionary (lexicon) and morphological analysis</text:span> to find the root word.</text:p>
          </table:table-cell>
        </table:table-row>
        <text:soft-page-break/>
        <table:table-row>
          <table:table-cell table:style-name="Table1.A1" office:value-type="string">
            <text:p text:style-name="Table_20_Contents"><text:span text:style-name="Strong_20_Emphasis">Output Example</text:span></text:p>
          </table:table-cell>
          <table:table-cell table:style-name="Table1.A1" office:value-type="string">
            <text:p text:style-name="Table_20_Contents"><text:span text:style-name="Source_20_Text">running → run</text:span>, <text:span text:style-name="Source_20_Text">flies → fli</text:span>, <text:span text:style-name="Source_20_Text">better → bet</text:span></text:p>
          </table:table-cell>
          <table:table-cell table:style-name="Table1.A1" office:value-type="string">
            <text:p text:style-name="Table_20_Contents"><text:span text:style-name="Source_20_Text">running → run</text:span>, <text:span text:style-name="Source_20_Text">flies → fly</text:span>, <text:span text:style-name="Source_20_Text">better → good</text:span></text:p>
          </table:table-cell>
        </table:table-row>
        <table:table-row>
          <table:table-cell table:style-name="Table1.A1" office:value-type="string">
            <text:p text:style-name="Table_20_Contents"><text:span text:style-name="Strong_20_Emphasis">Accuracy</text:span></text:p>
          </table:table-cell>
          <table:table-cell table:style-name="Table1.A1" office:value-type="string">
            <text:p text:style-name="Table_20_Contents">Less accurate; may not always return a real word.</text:p>
          </table:table-cell>
          <table:table-cell table:style-name="Table1.A1" office:value-type="string">
            <text:p text:style-name="Table_20_Contents">More accurate; always returns a real word.</text:p>
          </table:table-cell>
        </table:table-row>
        <table:table-row>
          <table:table-cell table:style-name="Table1.A1" office:value-type="string">
            <text:p text:style-name="Table_20_Contents"><text:span text:style-name="Strong_20_Emphasis">Speed</text:span></text:p>
          </table:table-cell>
          <table:table-cell table:style-name="Table1.A1" office:value-type="string">
            <text:p text:style-name="Table_20_Contents">Faster since it follows simple rules.</text:p>
          </table:table-cell>
          <table:table-cell table:style-name="Table1.A1" office:value-type="string">
            <text:p text:style-name="Table_20_Contents">Slower due to dictionary lookup and grammar rules.</text:p>
          </table:table-cell>
        </table:table-row>
        <table:table-row>
          <table:table-cell table:style-name="Table1.A1" office:value-type="string">
            <text:p text:style-name="Table_20_Contents"><text:span text:style-name="Strong_20_Emphasis">Use Cases</text:span></text:p>
          </table:table-cell>
          <table:table-cell table:style-name="Table1.A1" office:value-type="string">
            <text:p text:style-name="Table_20_Contents">When speed is more important than accuracy (e.g., search engines, keyword extraction).</text:p>
          </table:table-cell>
          <table:table-cell table:style-name="Table1.A1" office:value-type="string">
            <text:p text:style-name="Table_20_Contents">When precise word meanings are needed (e.g., chatbots, sentiment analysis, information retrieval).</text:p>
          </table:table-cell>
        </table:table-row>
      </table:table>
      <text:h text:style-name="Heading_20_3" text:outline-level="3"><text:span text:style-name="Strong_20_Emphasis">Example in Python</text:span></text:h>
      <text:p text:style-name="Preformatted_20_Text"/>
      <text:p text:style-name="P57"><text:span text:style-name="Source_20_Text"><text:span text:style-name="T2">from nltk.stem import PorterStemmer</text:span></text:span></text:p>
      <text:p text:style-name="P57"><text:span text:style-name="Source_20_Text"><text:span text:style-name="T2">from nltk.stem import WordNetLemmatizer</text:span></text:span></text:p>
      <text:p text:style-name="P58"/>
      <text:p text:style-name="P57"><text:span text:style-name="Source_20_Text"><text:span text:style-name="T2">stemmer = PorterStemmer()</text:span></text:span></text:p>
      <text:p text:style-name="P57"><text:span text:style-name="Source_20_Text"><text:span text:style-name="T2">lemmatizer = WordNetLemmatizer()</text:span></text:span></text:p>
      <text:p text:style-name="P58"/>
      <text:p text:style-name="P57"><text:span text:style-name="Source_20_Text"><text:span text:style-name="T2">word1 = "running"</text:span></text:span></text:p>
      <text:p text:style-name="P57"><text:span text:style-name="Source_20_Text"><text:span text:style-name="T2">word2 = "flies"</text:span></text:span></text:p>
      <text:p text:style-name="P57"><text:span text:style-name="Source_20_Text"><text:span text:style-name="T2">word3 = "better"</text:span></text:span></text:p>
      <text:p text:style-name="P58"/>
      <text:p text:style-name="P57"><text:span text:style-name="Source_20_Text"><text:span text:style-name="T2">print("Stemming:")</text:span></text:span></text:p>
      <text:p text:style-name="P57"><text:span text:style-name="Source_20_Text"><text:span text:style-name="T2">print(stemmer.stem(word1)) <text:s/># run</text:span></text:span></text:p>
      <text:p text:style-name="P57"><text:span text:style-name="Source_20_Text"><text:span text:style-name="T2">print(stemmer.stem(word2)) <text:s/># fli</text:span></text:span></text:p>
      <text:p text:style-name="P57"><text:span text:style-name="Source_20_Text"><text:span text:style-name="T2">print(stemmer.stem(word3)) <text:s/># better</text:span></text:span></text:p>
      <text:p text:style-name="P58"/>
      <text:p text:style-name="P57"><text:span text:style-name="Source_20_Text"><text:span text:style-name="T2">print("\nLemmatization:")</text:span></text:span></text:p>
      <text:p text:style-name="P57"><text:span text:style-name="Source_20_Text"><text:span text:style-name="T2">print(lemmatizer.lemmatize(word1, pos="v")) <text:s/># run</text:span></text:span></text:p>
      <text:p text:style-name="P57"><text:span text:style-name="Source_20_Text"><text:span text:style-name="T2">print(lemmatizer.lemmatize(word2, pos="v")) <text:s/># fly</text:span></text:span></text:p>
      <text:p text:style-name="P59"><text:span text:style-name="Source_20_Text"><text:span text:style-name="T2">print(lemmatizer.lemmatize(word3, pos="a")) <text:s/># good</text:span></text:span></text:p>
      <text:h text:style-name="Heading_20_3" text:outline-level="3"><text:span text:style-name="Strong_20_Emphasis">Which One Should You Use?</text:span></text:h>
      <text:list xml:id="list2900204723013299642" text:style-name="L9">
        <text:list-item>
          <text:p text:style-name="P38">Use <text:span text:style-name="Strong_20_Emphasis">stemming</text:span> when <text:span text:style-name="Strong_20_Emphasis">speed</text:span> is more important than accuracy.</text:p>
        </text:list-item>
        <text:list-item>
          <text:p text:style-name="P12">Use <text:span text:style-name="Strong_20_Emphasis">lemmatization</text:span> when <text:span text:style-name="Strong_20_Emphasis">meaningful words</text:span> are required for NLP tasks like text classification or chatbot development.</text:p>
        </text:list-item>
      </text:list>
      <text:p text:style-name="Standard"/>
      <text:p text:style-name="Standard"/>
      <text:h text:style-name="Heading_20_3" text:outline-level="3"><text:span text:style-name="Strong_20_Emphasis">What is Named Entity Recognition (NER)?</text:span></text:h>
      <text:p text:style-name="Text_20_body"><text:span text:style-name="Strong_20_Emphasis">Named Entity Recognition (NER)</text:span> is a subtask of <text:span text:style-name="Strong_20_Emphasis">Natural Language Processing (NLP)</text:span> that identifies and classifies named entities (such as persons, organizations, locations, dates, and more) in text. The goal of NER is to extract important information and categorize it into predefined labels.</text:p>
      <text:h text:style-name="Heading_20_3" text:outline-level="3"><text:span text:style-name="Strong_20_Emphasis">Types of Named Entities (NER Categories) in the Image</text:span></text:h>
      <text:p text:style-name="Text_20_body">In the given image, various named entities have been identified and highlighted. Below are the key categories used in <text:span text:style-name="Strong_20_Emphasis">NER</text:span>:</text:p>
      <text:list xml:id="list6429040044719416744" text:style-name="L8">
        <text:list-item>
          <text:p text:style-name="P11"><text:span text:style-name="Strong_20_Emphasis">PERSON</text:span> ?</text:p>
          <text:list>
            <text:list-item>
              <text:p text:style-name="P37"><text:soft-page-break/><text:span text:style-name="Strong_20_Emphasis">Example:</text:span> "Steven Paul Jobs", "Steve Wozniak"</text:p>
            </text:list-item>
            <text:list-item>
              <text:p text:style-name="P37"><text:span text:style-name="Strong_20_Emphasis">Description:</text:span> Recognizes names of people.</text:p>
            </text:list-item>
          </text:list>
        </text:list-item>
        <text:list-item>
          <text:p text:style-name="P11"><text:span text:style-name="Strong_20_Emphasis">DATE</text:span> ?</text:p>
          <text:list>
            <text:list-item>
              <text:p text:style-name="P37"><text:span text:style-name="Strong_20_Emphasis">Example:</text:span> "February 24, 1955 – October 5, 2011", "1980s", "the 1970s"</text:p>
            </text:list-item>
            <text:list-item>
              <text:p text:style-name="P37"><text:span text:style-name="Strong_20_Emphasis">Description:</text:span> Extracts dates, years, and time periods.</text:p>
            </text:list-item>
          </text:list>
        </text:list-item>
        <text:list-item>
          <text:p text:style-name="P11"><text:span text:style-name="Strong_20_Emphasis">NORP (Nationalities, Religions, or Political Groups)</text:span> ?</text:p>
          <text:list>
            <text:list-item>
              <text:p text:style-name="P37"><text:span text:style-name="Strong_20_Emphasis">Example:</text:span> "American"</text:p>
            </text:list-item>
            <text:list-item>
              <text:p text:style-name="P37"><text:span text:style-name="Strong_20_Emphasis">Description:</text:span> Identifies nationality, religious, or political affiliations.</text:p>
            </text:list-item>
          </text:list>
        </text:list-item>
        <text:list-item>
          <text:p text:style-name="P11"><text:span text:style-name="Strong_20_Emphasis">ORG (Organization)</text:span> ?</text:p>
          <text:list>
            <text:list-item>
              <text:p text:style-name="P37"><text:span text:style-name="Strong_20_Emphasis">Example:</text:span> "Apple Inc.", "Pixar", "The Walt Disney Company", "NeXT"</text:p>
            </text:list-item>
            <text:list-item>
              <text:p text:style-name="P11"><text:span text:style-name="Strong_20_Emphasis">Description:</text:span> Detects the names of companies, institutions, and organizations.</text:p>
            </text:list-item>
          </text:list>
        </text:list-item>
      </text:list>
      <text:p text:style-name="Horizontal_20_Line"/>
      <text:h text:style-name="Heading_20_3" text:outline-level="3"><text:span text:style-name="Strong_20_Emphasis">Why is NER Important?</text:span></text:h>
      <text:p text:style-name="Text_20_body">NER is widely used in various NLP applications such as: ✅ <text:span text:style-name="Strong_20_Emphasis">Information Extraction</text:span> – Extracting key details from unstructured text.<text:line-break/>✅ <text:span text:style-name="Strong_20_Emphasis">Search Engine Optimization</text:span> – Understanding user queries better.<text:line-break/>✅ <text:span text:style-name="Strong_20_Emphasis">Chatbots &amp; Virtual Assistants</text:span> – Recognizing entities for better interactions.<text:line-break/>✅ <text:span text:style-name="Strong_20_Emphasis">Financial &amp; News Analysis</text:span> – Identifying key players, companies, and dates.</text:p>
      <text:p text:style-name="Standard"/>
      <text:p text:style-name="Standard"/>
      <text:p text:style-name="Standard"/>
      <text:h text:style-name="Heading_20_3" text:outline-level="3"><text:span text:style-name="Strong_20_Emphasis">What is WSD (Word Sense Disambiguation)?</text:span></text:h>
      <text:p text:style-name="Text_20_body"><text:span text:style-name="Strong_20_Emphasis">Word Sense Disambiguation (WSD)</text:span> is the process of determining the correct meaning (sense) of a word based on its context in a sentence. Since many words have multiple meanings, WSD helps in resolving this ambiguity.</text:p>
      <text:h text:style-name="Heading_20_3" text:outline-level="3"><text:span text:style-name="Strong_20_Emphasis">Why is WSD Important?</text:span></text:h>
      <text:p text:style-name="Text_20_body">WSD is crucial in <text:span text:style-name="Strong_20_Emphasis">Natural Language Processing (NLP)</text:span> for: ✅ <text:span text:style-name="Strong_20_Emphasis">Machine Translation</text:span> – Choosing the correct translation for words with multiple meanings.<text:line-break/>✅ <text:span text:style-name="Strong_20_Emphasis">Information Retrieval</text:span> – Improving search accuracy by understanding word meanings.<text:line-break/>✅ <text:span text:style-name="Strong_20_Emphasis">Chatbots &amp; AI Assistants</text:span> – Ensuring correct responses based on context.<text:line-break/>✅ <text:span text:style-name="Strong_20_Emphasis">Speech Recognition</text:span> – Enhancing word interpretation in conversations.</text:p>
      <text:h text:style-name="Heading_20_3" text:outline-level="3"><text:span text:style-name="Strong_20_Emphasis">Example from the Image</text:span></text:h>
      <text:list xml:id="list6482200608953599098" text:style-name="L10">
        <text:list-item>
          <text:p text:style-name="P39"><text:span text:style-name="Strong_20_Emphasis">Sentence 1:</text:span> <text:span text:style-name="Emphasis">She is looking for a </text:span><text:span text:style-name="Emphasis"><text:span text:style-name="Strong_20_Emphasis">match</text:span></text:span><text:span text:style-name="Emphasis">.</text:span></text:p>
          <text:list>
            <text:list-item>
              <text:p text:style-name="P39">Meaning: <text:span text:style-name="Emphasis">A romantic partner (or something that pairs well).</text:span></text:p>
            </text:list-item>
          </text:list>
        </text:list-item>
        <text:list-item>
          <text:p text:style-name="P39"><text:span text:style-name="Strong_20_Emphasis">Sentence 2:</text:span> <text:span text:style-name="Emphasis">Yesterday’s football </text:span><text:span text:style-name="Emphasis"><text:span text:style-name="Strong_20_Emphasis">match</text:span></text:span><text:span text:style-name="Emphasis"> was exciting.</text:span></text:p>
          <text:list>
            <text:list-item>
              <text:p text:style-name="P13">Meaning: <text:span text:style-name="Emphasis">A sports event.</text:span></text:p>
            </text:list-item>
          </text:list>
        </text:list-item>
      </text:list>
      <text:p text:style-name="Text_20_body">Here, the word <text:span text:style-name="Strong_20_Emphasis">"match"</text:span> has different meanings in each sentence, and WSD helps in selecting the correct meaning.</text:p>
      <text:h text:style-name="Heading_20_3" text:outline-level="3"><text:soft-page-break/><text:span text:style-name="Strong_20_Emphasis">How is WSD Performed?</text:span></text:h>
      <text:p text:style-name="Text_20_body">WSD can be done using:</text:p>
      <text:list xml:id="list7739266416369525217" text:style-name="L11">
        <text:list-item>
          <text:p text:style-name="P40"><text:span text:style-name="Strong_20_Emphasis">Dictionary-Based Methods</text:span> – Using predefined meanings from WordNet.</text:p>
        </text:list-item>
        <text:list-item>
          <text:p text:style-name="P40"><text:span text:style-name="Strong_20_Emphasis">Supervised Machine Learning</text:span> – Training models with labeled datasets.</text:p>
        </text:list-item>
        <text:list-item>
          <text:p text:style-name="P40"><text:span text:style-name="Strong_20_Emphasis">Unsupervised Learning</text:span> – Clustering word senses without prior labels.</text:p>
        </text:list-item>
        <text:list-item>
          <text:p text:style-name="P14"><text:span text:style-name="Strong_20_Emphasis">Knowledge-Based Methods</text:span> – Using external knowledge like ontologies.</text:p>
        </text:list-item>
      </text:list>
      <text:h text:style-name="Heading_20_3" text:outline-level="3"><text:span text:style-name="Strong_20_Emphasis">Python Example using NLTK</text:span></text:h>
      <text:p text:style-name="Text_20_body">You can use <text:span text:style-name="Strong_20_Emphasis">NLTK's WordNet</text:span> for Word Sense Disambiguation:</text:p>
      <text:p text:style-name="Preformatted_20_Text"/>
      <text:p text:style-name="P54"><text:span text:style-name="Source_20_Text"><text:span text:style-name="T1">from nltk.corpus import wordnet</text:span></text:span></text:p>
      <text:p text:style-name="P54"><text:span text:style-name="Source_20_Text"><text:span text:style-name="T1">from nltk.wsd import lesk</text:span></text:span></text:p>
      <text:p text:style-name="P55"/>
      <text:p text:style-name="P54"><text:span text:style-name="Source_20_Text"><text:span text:style-name="T1">sentence1 = "She is looking for a match."</text:span></text:span></text:p>
      <text:p text:style-name="P54"><text:span text:style-name="Source_20_Text"><text:span text:style-name="T1">sentence2 = "Yesterday’s football match was exciting."</text:span></text:span></text:p>
      <text:p text:style-name="P55"/>
      <text:p text:style-name="P54"><text:span text:style-name="Source_20_Text"><text:span text:style-name="T1"># Applying WSD</text:span></text:span></text:p>
      <text:p text:style-name="P54"><text:span text:style-name="Source_20_Text"><text:span text:style-name="T1">sense1 = lesk(sentence1.split(), "match")</text:span></text:span></text:p>
      <text:p text:style-name="P54"><text:span text:style-name="Source_20_Text"><text:span text:style-name="T1">sense2 = lesk(sentence2.split(), "match")</text:span></text:span></text:p>
      <text:p text:style-name="P55"/>
      <text:p text:style-name="P54"><text:span text:style-name="Source_20_Text"><text:span text:style-name="T1">print(f"Sense in Sentence 1: {sense1.definition()}")</text:span></text:span></text:p>
      <text:p text:style-name="P56"><text:span text:style-name="Source_20_Text"><text:span text:style-name="T1">print(f"Sense in Sentence 2: {sense2.definition()}")</text:span></text:span></text:p>
      <text:p text:style-name="Standard"/>
      <text:p text:style-name="Standard"/>
      <text:p text:style-name="Standard"/>
      <text:h text:style-name="Heading_20_3" text:outline-level="3"><text:span text:style-name="Strong_20_Emphasis">Summary of Text Preprocessing Steps in NLP</text:span> ?</text:h>
      <text:p text:style-name="Text_20_body">Text preprocessing is an essential step in <text:span text:style-name="Strong_20_Emphasis">Natural Language Processing (NLP)</text:span> to clean and structure raw text data before feeding it into Machine Learning models. Below are the key steps:</text:p>
      <text:h text:style-name="Heading_20_3" text:outline-level="3"><text:span text:style-name="Strong_20_Emphasis">1. Tokenization</text:span> ✂️</text:h>
      <text:p text:style-name="Text_20_body">✅ Splitting text into smaller units called <text:span text:style-name="Strong_20_Emphasis">tokens</text:span> (words or sentences).<text:line-break/>Example:</text:p>
      <text:list xml:id="list3346698599658846731" text:style-name="L12">
        <text:list-item>
          <text:p text:style-name="P41">Input: <text:span text:style-name="Source_20_Text">"Natural Language Processing is exciting!"</text:span></text:p>
        </text:list-item>
        <text:list-item>
          <text:p text:style-name="P41">Word Tokenization: <text:span text:style-name="Source_20_Text">["Natural", "Language", "Processing", "is", "exciting", "!"]</text:span></text:p>
        </text:list-item>
        <text:list-item>
          <text:p text:style-name="P15">Sentence Tokenization: <text:span text:style-name="Source_20_Text">["Natural Language Processing is exciting!"]</text:span></text:p>
        </text:list-item>
      </text:list>
      <text:p text:style-name="Text_20_body"><text:span text:style-name="Strong_20_Emphasis">Why?</text:span> Helps in breaking down text into manageable pieces for further processing.</text:p>
      <text:h text:style-name="Heading_20_3" text:outline-level="3"><text:span text:style-name="Strong_20_Emphasis">2. Part of Speech (POS) Tagging</text:span> ?￯ﾸﾏ</text:h>
      <text:p text:style-name="Text_20_body">✅ Assigns <text:span text:style-name="Strong_20_Emphasis">grammatical categories</text:span> (noun, verb, adjective, etc.) to words.<text:line-break/>? Example:</text:p>
      <text:list xml:id="list55090039186357346" text:style-name="L13">
        <text:list-item>
          <text:p text:style-name="P16"><text:span text:style-name="Source_20_Text">"The dog barks."</text:span> → <text:span text:style-name="Source_20_Text">[("The", DET), ("dog", NOUN), ("barks", VERB)]</text:span></text:p>
        </text:list-item>
      </text:list>
      <text:p text:style-name="Text_20_body"><text:span text:style-name="Strong_20_Emphasis">Why?</text:span> Useful for text analysis, parsing, and feature extraction.</text:p>
      <text:h text:style-name="Heading_20_3" text:outline-level="3"><text:soft-page-break/><text:span text:style-name="Strong_20_Emphasis">3. Stop Words Removal</text:span> ?</text:h>
      <text:p text:style-name="Text_20_body">✅ Removes commonly used words (e.g., "the", "is", "and") that don’t add much meaning.<text:line-break/>? Example:</text:p>
      <text:list xml:id="list4645997720801960457" text:style-name="L14">
        <text:list-item>
          <text:p text:style-name="P42">Input: <text:span text:style-name="Source_20_Text">"The quick brown fox jumps over the lazy dog."</text:span></text:p>
        </text:list-item>
        <text:list-item>
          <text:p text:style-name="P17">Output (after removing stop words): <text:span text:style-name="Source_20_Text">["quick", "brown", "fox", "jumps", "lazy", "dog"]</text:span></text:p>
        </text:list-item>
      </text:list>
      <text:p text:style-name="Text_20_body"><text:span text:style-name="Strong_20_Emphasis">Why?</text:span> Reduces noise and focuses on meaningful words.</text:p>
      <text:h text:style-name="Heading_20_3" text:outline-level="3"><text:span text:style-name="Strong_20_Emphasis">4. Stemming</text:span> ?</text:h>
      <text:p text:style-name="Text_20_body">✅ Converts words to their <text:span text:style-name="Strong_20_Emphasis">root form</text:span> by removing suffixes (but may not always return a real word).<text:line-break/>? Example:</text:p>
      <text:list xml:id="list8729272561944200498" text:style-name="L15">
        <text:list-item>
          <text:p text:style-name="P18"><text:span text:style-name="Source_20_Text">"running", "runs", "ran"</text:span> → <text:span text:style-name="Source_20_Text">"run"</text:span></text:p>
        </text:list-item>
      </text:list>
      <text:p text:style-name="Text_20_body"><text:span text:style-name="Strong_20_Emphasis">Why?</text:span> Reduces word variations but may produce non-real words.</text:p>
      <text:h text:style-name="Heading_20_3" text:outline-level="3"><text:span text:style-name="Strong_20_Emphasis">5. Lemmatization</text:span> ?</text:h>
      <text:p text:style-name="Text_20_body">✅ Similar to stemming but ensures the root word is <text:span text:style-name="Strong_20_Emphasis">a valid dictionary word</text:span>.<text:line-break/>? Example:</text:p>
      <text:list xml:id="list1429790277600215169" text:style-name="L16">
        <text:list-item>
          <text:p text:style-name="P43"><text:span text:style-name="Source_20_Text">"running"</text:span> → <text:span text:style-name="Source_20_Text">"run"</text:span></text:p>
        </text:list-item>
        <text:list-item>
          <text:p text:style-name="P43"><text:span text:style-name="Source_20_Text">"flies"</text:span> → <text:span text:style-name="Source_20_Text">"fly"</text:span></text:p>
        </text:list-item>
        <text:list-item>
          <text:p text:style-name="P19"><text:span text:style-name="Source_20_Text">"better"</text:span> → <text:span text:style-name="Source_20_Text">"good"</text:span></text:p>
        </text:list-item>
      </text:list>
      <text:p text:style-name="Text_20_body"><text:span text:style-name="Strong_20_Emphasis">Why?</text:span> More accurate than stemming, used for text analysis and understanding.</text:p>
      <text:h text:style-name="Heading_20_3" text:outline-level="3"><text:span text:style-name="Strong_20_Emphasis">6. Named Entity Recognition (NER)</text:span> ?￰ﾟﾌﾎ?</text:h>
      <text:p text:style-name="Text_20_body">✅ Identifies <text:span text:style-name="Strong_20_Emphasis">entities</text:span> in text like people, places, organizations, dates, etc.<text:line-break/>? Example:</text:p>
      <text:list xml:id="list3802985925423099443" text:style-name="L17">
        <text:list-item>
          <text:p text:style-name="P44"><text:span text:style-name="Source_20_Text">"Steve Jobs founded Apple in 1976."</text:span></text:p>
        </text:list-item>
        <text:list-item>
          <text:p text:style-name="P44">NER Output:</text:p>
          <text:list>
            <text:list-item>
              <text:p text:style-name="P44"><text:span text:style-name="Source_20_Text">"Steve Jobs" → PERSON</text:span></text:p>
            </text:list-item>
            <text:list-item>
              <text:p text:style-name="P44"><text:span text:style-name="Source_20_Text">"Apple" → ORG</text:span></text:p>
            </text:list-item>
            <text:list-item>
              <text:p text:style-name="P20"><text:span text:style-name="Source_20_Text">"1976" → DATE</text:span></text:p>
            </text:list-item>
          </text:list>
        </text:list-item>
      </text:list>
      <text:p text:style-name="Text_20_body"><text:span text:style-name="Strong_20_Emphasis">Why?</text:span> Helps extract useful information for knowledge graphs, search engines, and AI assistants.</text:p>
      <text:h text:style-name="Heading_20_3" text:outline-level="3"><text:span text:style-name="Strong_20_Emphasis">7. Word Sense Disambiguation (WSD)</text:span> ?</text:h>
      <text:p text:style-name="Text_20_body">✅ Determines <text:span text:style-name="Strong_20_Emphasis">the correct meaning</text:span> of a word based on context.<text:line-break/>Example:</text:p>
      <text:list xml:id="list596779282572487746" text:style-name="L18">
        <text:list-item>
          <text:p text:style-name="P45"><text:span text:style-name="Source_20_Text">"She is looking for a match."</text:span> (Romantic partner)</text:p>
        </text:list-item>
        <text:list-item>
          <text:p text:style-name="P21"><text:span text:style-name="Source_20_Text">"The football match was exciting."</text:span> (Sports event)</text:p>
        </text:list-item>
      </text:list>
      <text:p text:style-name="Text_20_body"><text:span text:style-name="Strong_20_Emphasis">Why?</text:span> Essential for accurate language understanding, machine translation, and AI-based interactions.</text:p>
      <text:h text:style-name="Heading_20_3" text:outline-level="3"><text:soft-page-break/><text:span text:style-name="Strong_20_Emphasis">Final Thoughts</text:span> ?</text:h>
      <text:p text:style-name="Text_20_body">These preprocessing steps <text:span text:style-name="Strong_20_Emphasis">refine text data</text:span> before applying NLP models, improving accuracy and efficiency.</text:p>
      <text:p text:style-name="Standard"/>
      <text:p text:style-name="Standard"/>
      <text:p text:style-name="Standard">A <text:span text:style-name="Strong_20_Emphasis">complete Python implementation</text:span> of text preprocessing, covering <text:span text:style-name="Strong_20_Emphasis">Tokenization, POS Tagging, Stop Words Removal, Stemming, Lemmatization, Named Entity Recognition (NER), and Word Sense Disambiguation (WSD)</text:span> using <text:span text:style-name="Strong_20_Emphasis">NLTK</text:span> and <text:span text:style-name="Strong_20_Emphasis">spaCy</text:span>. </text:p>
      <text:p text:style-name="Standard"/>
      <text:p text:style-name="Standard"/>
      <text:p text:style-name="P2">import nltk</text:p>
      <text:p text:style-name="P2">import spacy</text:p>
      <text:p text:style-name="P2">from nltk.tokenize import word_tokenize, sent_tokenize</text:p>
      <text:p text:style-name="P2">from nltk.corpus import stopwords, wordnet</text:p>
      <text:p text:style-name="P2">from nltk.stem import PorterStemmer, WordNetLemmatizer</text:p>
      <text:p text:style-name="P2">from nltk.wsd import lesk</text:p>
      <text:p text:style-name="P2">import en_core_web_sm</text:p>
      <text:p text:style-name="P2"/>
      <text:p text:style-name="P2"># Download necessary NLTK data</text:p>
      <text:p text:style-name="P2">nltk.download('punkt')</text:p>
      <text:p text:style-name="P2">nltk.download('averaged_perceptron_tagger')</text:p>
      <text:p text:style-name="P2">nltk.download('stopwords')</text:p>
      <text:p text:style-name="P2">nltk.download('wordnet')</text:p>
      <text:p text:style-name="P2">nltk.download('omw-1.4')</text:p>
      <text:p text:style-name="P2">nltk.download('maxent_ne_chunker')</text:p>
      <text:p text:style-name="P2">nltk.download('words')</text:p>
      <text:p text:style-name="P2"/>
      <text:p text:style-name="P2"># Load spaCy model</text:p>
      <text:p text:style-name="P2">nlp = en_core_web_sm.load()</text:p>
      <text:p text:style-name="P2"/>
      <text:p text:style-name="P2"># Sample Text</text:p>
      <text:p text:style-name="P2">text = "Steve Jobs founded Apple in 1976. He was looking for a match. The football match was exciting."</text:p>
      <text:p text:style-name="P2"/>
      <text:p text:style-name="P2">### 1. Tokenization</text:p>
      <text:p text:style-name="P2">print("\nTokenization:")</text:p>
      <text:p text:style-name="P2">words = word_tokenize(text)</text:p>
      <text:p text:style-name="P2">sentences = sent_tokenize(text)</text:p>
      <text:p text:style-name="P2">print("Words:", words)</text:p>
      <text:p text:style-name="P2">print("Sentences:", sentences)</text:p>
      <text:p text:style-name="P2"/>
      <text:p text:style-name="P2">### 2. POS Tagging</text:p>
      <text:p text:style-name="P2">print("\nPart of Speech (POS) Tagging:")</text:p>
      <text:p text:style-name="P2">pos_tags = nltk.pos_tag(words)</text:p>
      <text:p text:style-name="P2">print(pos_tags)</text:p>
      <text:p text:style-name="P2"/>
      <text:p text:style-name="P2">### 3. Stop Words Removal</text:p>
      <text:p text:style-name="P2">print("\nStop Words Removal:")</text:p>
      <text:p text:style-name="P2">stop_words = set(stopwords.words('english'))</text:p>
      <text:p text:style-name="P2">filtered_words = [word for word in words if word.lower() not in stop_words]</text:p>
      <text:p text:style-name="P2">print(filtered_words)</text:p>
      <text:p text:style-name="P2"/>
      <text:p text:style-name="P2">### 4. Stemming</text:p>
      <text:p text:style-name="P2">print("\nStemming:")</text:p>
      <text:p text:style-name="P2">stemmer = PorterStemmer()</text:p>
      <text:p text:style-name="P2">stemmed_words = [stemmer.stem(word) for word in filtered_words]</text:p>
      <text:p text:style-name="P2">print(stemmed_words)</text:p>
      <text:p text:style-name="P2"/>
      <text:p text:style-name="P2">### 5. Lemmatization</text:p>
      <text:p text:style-name="P2">print("\nLemmatization:")</text:p>
      <text:p text:style-name="P2">lemmatizer = WordNetLemmatizer()</text:p>
      <text:p text:style-name="P2">lemmatized_words = [lemmatizer.lemmatize(word) for word in filtered_words]</text:p>
      <text:p text:style-name="P2">print(lemmatized_words)</text:p>
      <text:p text:style-name="P2"/>
      <text:p text:style-name="P2">### 6. Named Entity Recognition (NER) using spaCy</text:p>
      <text:p text:style-name="P2">print("\nNamed Entity Recognition (NER):")</text:p>
      <text:p text:style-name="P2">doc = nlp(text)</text:p>
      <text:p text:style-name="P2">for ent in doc.ents:</text:p>
      <text:p text:style-name="P2"><text:soft-page-break/><text:s text:c="4"/>print(f"{ent.text} -&gt; {ent.label_}")</text:p>
      <text:p text:style-name="P2"/>
      <text:p text:style-name="P2">### 7. Word Sense Disambiguation (WSD)</text:p>
      <text:p text:style-name="P2">print("\nWord Sense Disambiguation (WSD):")</text:p>
      <text:p text:style-name="P2">sentence1 = "He was looking for a match."</text:p>
      <text:p text:style-name="P2">sentence2 = "The football match was exciting."</text:p>
      <text:p text:style-name="P2"/>
      <text:p text:style-name="P2">sense1 = lesk(sentence1.split(), "match")</text:p>
      <text:p text:style-name="P2">sense2 = lesk(sentence2.split(), "match")</text:p>
      <text:p text:style-name="P2"/>
      <text:p text:style-name="P2">print(f"Match in sentence 1: {sense1.definition() if sense1 else 'No sense found'}")</text:p>
      <text:p text:style-name="P2">print(f"Match in sentence 2: {sense2.definition() if sense2 else 'No sense found'}")</text:p>
      <text:p text:style-name="Standard"/>
      <text:p text:style-name="Standard"/>
      <text:h text:style-name="Heading_20_3" text:outline-level="3"><text:span text:style-name="Strong_20_Emphasis">How This Code Works:</text:span></text:h>
      <text:list xml:id="list6996149343804840625" text:style-name="L19">
        <text:list-item>
          <text:p text:style-name="P46"><text:span text:style-name="Strong_20_Emphasis">Tokenization</text:span>: Splits text into words and sentences.</text:p>
        </text:list-item>
        <text:list-item>
          <text:p text:style-name="P46"><text:span text:style-name="Strong_20_Emphasis">POS Tagging</text:span>: Assigns grammatical roles to words.</text:p>
        </text:list-item>
        <text:list-item>
          <text:p text:style-name="P46"><text:span text:style-name="Strong_20_Emphasis">Stop Words Removal</text:span>: Removes unimportant words.</text:p>
        </text:list-item>
        <text:list-item>
          <text:p text:style-name="P46"><text:span text:style-name="Strong_20_Emphasis">Stemming</text:span>: Converts words to root form (e.g., "running" → "run").</text:p>
        </text:list-item>
        <text:list-item>
          <text:p text:style-name="P46"><text:span text:style-name="Strong_20_Emphasis">Lemmatization</text:span>: Converts words to base form with proper meaning.</text:p>
        </text:list-item>
        <text:list-item>
          <text:p text:style-name="P46"><text:span text:style-name="Strong_20_Emphasis">NER (Named Entity Recognition)</text:span>: Identifies entities like names, dates, and organizations.</text:p>
        </text:list-item>
        <text:list-item>
          <text:p text:style-name="P22"><text:span text:style-name="Strong_20_Emphasis">WSD (Word Sense Disambiguation)</text:span>: Determines the correct meaning of a word based on context.</text:p>
        </text:list-item>
      </text:list>
      <text:p text:style-name="Standard"/>
      <text:p text:style-name="Standard"/>
      <text:p text:style-name="Text_20_body">You're <text:span text:style-name="Strong_20_Emphasis">exactly right!</text:span> ? These text preprocessing steps are different <text:span text:style-name="Strong_20_Emphasis">possibilities</text:span>, not necessarily a linear pipeline. The way they're used <text:span text:style-name="Strong_20_Emphasis">depends on the goal of the NLP task.</text:span> Let's break this down:</text:p>
      <text:h text:style-name="Heading_20_2" text:outline-level="2"><text:span text:style-name="Strong_20_Emphasis">Who Uses These Features?</text:span></text:h>
      <text:p text:style-name="Text_20_body">Different applications and <text:span text:style-name="Strong_20_Emphasis">Machine Learning (ML) models</text:span> use these NLP preprocessing techniques based on their needs.</text:p>
      <text:h text:style-name="Heading_20_3" text:outline-level="3"><text:span text:style-name="Strong_20_Emphasis">1️⃣ Tokenization (Mandatory)</text:span></text:h>
      <text:list xml:id="list3586017801920674851" text:style-name="L20">
        <text:list-item>
          <text:p text:style-name="P47"><text:span text:style-name="Strong_20_Emphasis">Who uses it?</text:span> <text:span text:style-name="Strong_20_Emphasis">Everything</text:span> in NLP!</text:p>
        </text:list-item>
        <text:list-item>
          <text:p text:style-name="P23"><text:span text:style-name="Strong_20_Emphasis">Why?</text:span> Without tokenization, we cannot process text at a granular level.</text:p>
        </text:list-item>
      </text:list>
      <text:h text:style-name="Heading_20_3" text:outline-level="3"><text:span text:style-name="Strong_20_Emphasis">2️⃣ POS Tagging (Optional, but Important)</text:span></text:h>
      <text:list xml:id="list3306645982235164543" text:style-name="L21">
        <text:list-item>
          <text:p text:style-name="P48"><text:span text:style-name="Strong_20_Emphasis">Who uses it?</text:span> <text:span text:style-name="Strong_20_Emphasis">NER, WSD, Parsing, Text Understanding</text:span></text:p>
        </text:list-item>
        <text:list-item>
          <text:p text:style-name="P48"><text:span text:style-name="Strong_20_Emphasis">Why?</text:span> Helps understand the grammatical structure of a sentence.</text:p>
        </text:list-item>
        <text:list-item>
          <text:p text:style-name="P24"><text:span text:style-name="Strong_20_Emphasis">When?</text:span> Needed before <text:span text:style-name="Strong_20_Emphasis">Named Entity Recognition (NER)</text:span> and <text:span text:style-name="Strong_20_Emphasis">Word Sense Disambiguation (WSD)</text:span>.</text:p>
        </text:list-item>
      </text:list>
      <text:h text:style-name="Heading_20_3" text:outline-level="3"><text:span text:style-name="Strong_20_Emphasis">3️⃣ Stop Words Removal (Optional)</text:span></text:h>
      <text:list xml:id="list7795370725232066654" text:style-name="L22">
        <text:list-item>
          <text:p text:style-name="P49"><text:span text:style-name="Strong_20_Emphasis">Who uses it?</text:span> <text:span text:style-name="Strong_20_Emphasis">Search Engines, Text Classification, Sentiment Analysis</text:span></text:p>
        </text:list-item>
        <text:list-item>
          <text:p text:style-name="P49"><text:span text:style-name="Strong_20_Emphasis">Why?</text:span> Removing common words like <text:span text:style-name="Emphasis">"the", "is", "and"</text:span> improves efficiency.</text:p>
        </text:list-item>
        <text:list-item>
          <text:p text:style-name="P25"><text:span text:style-name="Strong_20_Emphasis">When?</text:span> Before applying <text:span text:style-name="Strong_20_Emphasis">Stemming, Lemmatization</text:span>, and <text:span text:style-name="Strong_20_Emphasis">Text Classification</text:span>.</text:p>
        </text:list-item>
      </text:list>
      <text:h text:style-name="Heading_20_3" text:outline-level="3"><text:soft-page-break/><text:span text:style-name="Strong_20_Emphasis">4️⃣ Stemming &amp; Lemmatization (Either One, Not Both)</text:span></text:h>
      <text:list xml:id="list5599035129118785533" text:style-name="L23">
        <text:list-item>
          <text:p text:style-name="P50"><text:span text:style-name="Strong_20_Emphasis">Who uses it?</text:span> <text:span text:style-name="Strong_20_Emphasis">Search Engines, Information Retrieval, Text Mining</text:span></text:p>
        </text:list-item>
        <text:list-item>
          <text:p text:style-name="P50"><text:span text:style-name="Strong_20_Emphasis">Why?</text:span> Converts words to their base form to <text:span text:style-name="Strong_20_Emphasis">reduce word variations</text:span>.</text:p>
        </text:list-item>
        <text:list-item>
          <text:p text:style-name="P50"><text:span text:style-name="Strong_20_Emphasis">When?</text:span> <text:span text:style-name="Strong_20_Emphasis">Before ML models</text:span> that rely on word frequencies, but <text:span text:style-name="Strong_20_Emphasis">not</text:span> for deep learning embeddings.</text:p>
        </text:list-item>
        <text:list-item>
          <text:p text:style-name="P26"><text:span text:style-name="Strong_20_Emphasis">Do we need both?</text:span> ❌ <text:span text:style-name="Strong_20_Emphasis">No!</text:span> Use <text:span text:style-name="Strong_20_Emphasis">either Stemming or Lemmatization</text:span>, not both. Lemmatization is better for accuracy, but <text:span text:style-name="Strong_20_Emphasis">slower</text:span>.</text:p>
        </text:list-item>
      </text:list>
      <text:h text:style-name="Heading_20_3" text:outline-level="3"><text:span text:style-name="Strong_20_Emphasis">5️⃣ Named Entity Recognition (NER) (Context-Sensitive Task)</text:span></text:h>
      <text:list xml:id="list8779720800598381133" text:style-name="L24">
        <text:list-item>
          <text:p text:style-name="P51"><text:span text:style-name="Strong_20_Emphasis">Who uses it?</text:span> <text:span text:style-name="Strong_20_Emphasis">Chatbots, Search Engines, Business Intelligence, News Aggregators</text:span></text:p>
        </text:list-item>
        <text:list-item>
          <text:p text:style-name="P51"><text:span text:style-name="Strong_20_Emphasis">Why?</text:span> Identifies <text:span text:style-name="Strong_20_Emphasis">people, organizations, places, and dates</text:span>.</text:p>
        </text:list-item>
        <text:list-item>
          <text:p text:style-name="P27"><text:span text:style-name="Strong_20_Emphasis">When?</text:span> Usually applied <text:span text:style-name="Strong_20_Emphasis">after Tokenization and POS Tagging</text:span>.</text:p>
        </text:list-item>
      </text:list>
      <text:h text:style-name="Heading_20_3" text:outline-level="3"><text:span text:style-name="Strong_20_Emphasis">6️⃣ Word Sense Disambiguation (WSD) (Context-Sensitive Task)</text:span></text:h>
      <text:list xml:id="list1191846995766582705" text:style-name="L25">
        <text:list-item>
          <text:p text:style-name="P52"><text:span text:style-name="Strong_20_Emphasis">Who uses it?</text:span> <text:span text:style-name="Strong_20_Emphasis">Machine Translation, Search Engines, Chatbots</text:span></text:p>
        </text:list-item>
        <text:list-item>
          <text:p text:style-name="P52"><text:span text:style-name="Strong_20_Emphasis">Why?</text:span> Helps resolve <text:span text:style-name="Strong_20_Emphasis">ambiguity in words</text:span>.</text:p>
        </text:list-item>
        <text:list-item>
          <text:p text:style-name="P28"><text:span text:style-name="Strong_20_Emphasis">When?</text:span> Works <text:span text:style-name="Strong_20_Emphasis">independently</text:span>, but it can use <text:span text:style-name="Strong_20_Emphasis">POS Tagging</text:span> and <text:span text:style-name="Strong_20_Emphasis">WordNet</text:span> for context.</text:p>
        </text:list-item>
      </text:list>
      <text:h text:style-name="Heading_20_2" text:outline-level="2"><text:span text:style-name="Strong_20_Emphasis">How These Steps Work Together</text:span></text:h>
      <text:p text:style-name="Text_20_body"><text:span text:style-name="Strong_20_Emphasis">Different NLP tasks will use different combinations of these steps.</text:span></text:p>
      <text:p text:style-name="Text_20_body">For example:</text:p>
      <text:list xml:id="list2285347381752439000" text:style-name="L26">
        <text:list-item>
          <text:p text:style-name="P53"><text:span text:style-name="Strong_20_Emphasis">Search Engines</text:span> → Tokenization → Stop Word Removal → Stemming/Lemmatization</text:p>
        </text:list-item>
        <text:list-item>
          <text:p text:style-name="P53"><text:span text:style-name="Strong_20_Emphasis">Chatbots</text:span> → Tokenization → POS Tagging → NER → WSD</text:p>
        </text:list-item>
        <text:list-item>
          <text:p text:style-name="P29"><text:span text:style-name="Strong_20_Emphasis">Text Classification</text:span> → Tokenization → Stop Word Removal → Lemmatization</text:p>
        </text:list-item>
      </text:list>
      <text:p text:style-name="Text_20_body">✅ The <text:span text:style-name="Strong_20_Emphasis">final goal is to preprocess text to feed it into an ML model</text:span> (e.g., Naïve Bayes, SVM, Deep Learning).</text:p>
      <text:h text:style-name="Heading_20_3" text:outline-level="3"><text:span text:style-name="Strong_20_Emphasis">So, What’s the Best Pipeline?</text:span></text:h>
      <text:p text:style-name="Text_20_body">There’s <text:span text:style-name="Strong_20_Emphasis">no one-size-fits-all</text:span> preprocessing pipeline.<text:line-break/><text:span text:style-name="Strong_20_Emphasis">Some steps depend on others</text:span> (e.g., <text:span text:style-name="Strong_20_Emphasis">POS Tagging is required for NER</text:span>).<text:line-break/><text:span text:style-name="Strong_20_Emphasis">Some steps are alternatives</text:span> (e.g., <text:span text:style-name="Strong_20_Emphasis">Stemming vs. Lemmatization</text:spa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2-03T15:14:39.72</meta:creation-date>
    <dc:date>2025-02-04T16:57:35</dc:date>
    <dc:creator>Akram MTir</dc:creator>
    <meta:editing-duration>P1DT1H42M53S</meta:editing-duration>
    <meta:editing-cycles>5</meta:editing-cycles>
    <meta:generator>OpenOffice/4.1.11$Win32 OpenOffice.org_project/4111m1$Build-9808</meta:generator>
    <meta:document-statistic meta:table-count="1" meta:image-count="0" meta:object-count="0" meta:page-count="10" meta:paragraph-count="319" meta:word-count="2493" meta:character-count="16524"/>
  </office:meta>
</office:document-meta>
</file>